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MethodMessageHandler.createHandlerMethod( Object handler , Method metho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MethodMessageHandler.registerExceptionHandlerAdvice( MessagingAdviceBean bean , AbstractExceptionHandlerMethodResolver resolv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ssageHandler.extendMapping( T mapping , HandlerMethod handler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ssageHandler.handleMatch( T mapping , HandlerMethod handlerMethod , Message &lt; ? &gt;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thodMessageHandler.setApplicationContext( @ Nullable ApplicationContext applicationContex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ssageHandler.getDestinationLook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ssageHandler.getReactiveAdapterRegist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ssageHandler.getHandlerMethod( Message &lt; ? &gt; message )</text:p>
          </table:table-cell>
          <table:table-cell office:value-type="float" office:value="9">
            <text:p text:style-name="Table_20_Contents">9</text:p>
          </table:table-cell>
          <table:table-cell office:value-type="float" office:value="5">
            <text:p text:style-name="Table_20_Contents">5</text:p>
          </table:table-cell>
          <table:table-cell office:value-type="float" office:value="33">
            <text:p text:style-name="Table_20_Contents">33</text:p>
          </table:table-cell>
        </table:table-row>
        <table:table-row>
          <table:table-cell office:value-type="string">
            <text:p text:style-name="Table_20_Contents">Match.Match( T mapping , HandlerMethod handlerMetho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thodMessageHandler.getArgumentResolv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ssageHandler.getHandlerMethod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ssageHandler.handleMessage( Message &lt; ? &gt; messag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MethodMessageHandler.initHandlerMethods(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6">
            <text:p text:style-name="Table_20_Contents">6</text:p>
          </table:table-cell>
          <table:table-cell office:value-type="float" office:value="34">
            <text:p text:style-name="Table_20_Contents">34</text:p>
          </table:table-cell>
        </table:table-row>
        <table:table-row>
          <table:table-cell office:value-type="string">
            <text:p text:style-name="Table_20_Contents">AbstractMethodMessageHandler.getHandlerPredic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Comparator.compare( Match &lt; T &gt; match1 , Match &lt; T &gt; match2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ssageHandler.detectHandlerMethods( Object handler )</text:p>
          </table:table-cell>
          <table:table-cell office:value-type="float" office:value="6">
            <text:p text:style-name="Table_20_Contents">6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AbstractMethodMessageHandler.handleNoMatch( @ Nullable RouteMatcher . Route destination , Message &lt; ? &gt; messa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thodMessageHandler.getArgumentResolver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ssageHandler.setHandlerPredicate( @ Nullable Predicate &lt; Class &lt; ? &gt; &gt; handlerPredicat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ssageHandler.setHandlers( List &lt; Object &gt; handl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thodMessageHandler.formatMappings( Class &lt; ? &gt; userType , Map &lt; Method , T &gt; method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bstractMethodMessageHandler.setReactiveAdapterRegistry( ReactiveAdapterRegistry 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ssageHandler.setArgumentResolverConfigurer( ArgumentResolver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thodMessageHandler.setBean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ssageHandler.afterPropertiesSet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AbstractMethodMessageHandler.getApplication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MatchComparator.MatchComparator( Comparator &lt; T &gt; compar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ssageHandler.getBeanNam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thodMessageHandler.addMatchesToCollection( Collection &lt; T &gt; mappingsToCheck , Message &lt; ? &gt; message , List &lt; Match &lt; T &gt; &gt; matche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AbstractMethodMessageHandler.setReturnValueHandlerConfigurer( ReturnValueHandlerConfigurer configur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AbstractMethodMessageHandler.getReturnValueHandlerConfigur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MethodMessageHandler.registerHandlerMethod( Object handler , Method method , T mappin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6">
            <text:p text:style-name="Table_20_Contents">1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